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ataPilot_20_Category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DataPilot_20_Category">
      <style:table-cell-properties fo:border-bottom="none" fo:border-left="2.01pt solid #000000" fo:border-right="0.99pt solid #000000" fo:border-top="none"/>
    </style:style>
    <style:style style:name="ce12" style:family="table-cell" style:parent-style-name="DataPilot_20_Title">
      <style:table-cell-properties fo:border-bottom="2.01pt solid #000000" fo:border-left="2.01pt solid #000000" fo:border-right="0.99pt solid #000000" fo:border-top="0.99pt solid #000000"/>
    </style:style>
    <style:style style:name="ce13" style:family="table-cell" style:parent-style-name="DataPilot_20_Corner">
      <style:table-cell-properties fo:border-bottom="none" fo:border-left="none" fo:border-right="2.01pt solid #000000" fo:border-top="2.01pt solid #000000"/>
    </style:style>
    <style:style style:name="ce14" style:family="table-cell" style:parent-style-name="DataPilot_20_Value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DataPilot_20_Value">
      <style:table-cell-properties fo:border-bottom="none" fo:border-left="0.99pt solid #000000" fo:border-right="2.01pt solid #000000" fo:border-top="none"/>
    </style:style>
    <style:style style:name="ce16" style:family="table-cell" style:parent-style-name="DataPilot_20_Result">
      <style:table-cell-properties fo:border-bottom="2.01pt solid #000000" fo:border-left="0.99pt solid #000000" fo:border-right="2.01pt solid #000000" fo:border-top="0.99pt solid #000000"/>
    </style:style>
    <style:style style:name="ce9" style:family="table-cell" style:parent-style-name="DataPilot_20_Field">
      <style:table-cell-properties fo:border-bottom="0.99pt solid #000000" fo:border-left="2.01pt solid #000000" fo:border-right="0.99pt solid #000000" fo:border-top="2.01pt solid #000000"/>
    </style:style>
    <style:style style:name="ce17" style:family="table-cell" style:parent-style-name="DataPilot_20_Field">
      <style:table-cell-properties fo:border-bottom="0.99pt solid #000000" fo:border-left="2.01pt solid #000000" fo:border-right="0.99pt solid #000000" fo:border-top="2.01pt solid #000000"/>
    </style:style>
    <style:style style:name="ce18" style:family="table-cell" style:parent-style-name="DataPilot_20_Category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DataPilot_20_Category">
      <style:table-cell-properties fo:border-bottom="none" fo:border-left="2.01pt solid #000000" fo:border-right="0.99pt solid #000000" fo:border-top="none"/>
    </style:style>
    <style:style style:name="ce20" style:family="table-cell" style:parent-style-name="DataPilot_20_Title">
      <style:table-cell-properties fo:border-bottom="2.01pt solid #000000" fo:border-left="2.01pt solid #000000" fo:border-right="0.99pt solid #000000" fo:border-top="0.99pt solid #000000"/>
    </style:style>
    <style:style style:name="ce21" style:family="table-cell" style:parent-style-name="DataPilot_20_Corner">
      <style:table-cell-properties fo:border-bottom="none" fo:border-left="none" fo:border-right="2.01pt solid #000000" fo:border-top="2.01pt solid #000000"/>
    </style:style>
    <style:style style:name="ce22" style:family="table-cell" style:parent-style-name="DataPilot_20_Value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DataPilot_20_Value">
      <style:table-cell-properties fo:border-bottom="none" fo:border-left="0.99pt solid #000000" fo:border-right="2.01pt solid #000000" fo:border-top="none"/>
    </style:style>
    <style:style style:name="ce24" style:family="table-cell" style:parent-style-name="DataPilot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a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ples</text:p>
          </table:table-cell>
          <table:table-cell office:value-type="float" office:value="17.6028206551877" calcext:value-type="float">
            <text:p>17.6</text:p>
          </table:table-cell>
          <table:table-cell office:value-type="float" office:value="24.1070668657122" calcext:value-type="float">
            <text:p>24.11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ples</text:p>
          </table:table-cell>
          <table:table-cell office:value-type="float" office:value="10.5149844876625" calcext:value-type="float">
            <text:p>10.51</text:p>
          </table:table-cell>
          <table:table-cell office:value-type="float" office:value="80.035369178212" calcext:value-type="float">
            <text:p>80.04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ples</text:p>
          </table:table-cell>
          <table:table-cell office:value-type="float" office:value="14.7526355195843" calcext:value-type="float">
            <text:p>14.75</text:p>
          </table:table-cell>
          <table:table-cell office:value-type="float" office:value="38.6389246750887" calcext:value-type="float">
            <text:p>38.64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17" office:value-type="string" calcext:value-type="string">
            <text:p>Weight</text:p>
          </table:table-cell>
          <table:table-cell table:style-name="ce21"/>
          <table:table-cell table:number-columns-repeated="2"/>
          <table:table-cell table:style-name="ce17" office:value-type="string" calcext:value-type="string">
            <text:p>Price</text:p>
          </table:table-cell>
          <table:table-cell table:style-name="ce21"/>
        </table:table-row>
        <table:table-row table:style-name="ro1">
          <table:table-cell office:value-type="string" calcext:value-type="string">
            <text:p>Apples</text:p>
          </table:table-cell>
          <table:table-cell office:value-type="float" office:value="5.45017255616918" calcext:value-type="float">
            <text:p>5.45</text:p>
          </table:table-cell>
          <table:table-cell office:value-type="float" office:value="21.5084137332531" calcext:value-type="float">
            <text:p>21.5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18" office:value-type="string" calcext:value-type="string">
            <text:p>&lt;10</text:p>
          </table:table-cell>
          <table:table-cell table:style-name="ce22" office:value-type="float" office:value="238" calcext:value-type="float">
            <text:p>238</text:p>
          </table:table-cell>
          <table:table-cell table:number-columns-repeated="2"/>
          <table:table-cell table:style-name="ce18" office:value-type="string" calcext:value-type="string">
            <text:p>&lt;20</text:p>
          </table:table-cell>
          <table:table-cell table:style-name="ce2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pples</text:p>
          </table:table-cell>
          <table:table-cell office:value-type="float" office:value="8.38819686932418" calcext:value-type="float">
            <text:p>8.39</text:p>
          </table:table-cell>
          <table:table-cell office:value-type="float" office:value="102.239230946314" calcext:value-type="float">
            <text:p>102.2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19" office:value-type="string" calcext:value-type="string">
            <text:p>10-11</text:p>
          </table:table-cell>
          <table:table-cell table:style-name="ce23" office:value-type="float" office:value="34" calcext:value-type="float">
            <text:p>34</text:p>
          </table:table-cell>
          <table:table-cell table:number-columns-repeated="2"/>
          <table:table-cell table:style-name="ce19" office:value-type="string" calcext:value-type="string">
            <text:p>20-30</text:p>
          </table:table-cell>
          <table:table-cell table:style-name="ce23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pples</text:p>
          </table:table-cell>
          <table:table-cell office:value-type="float" office:value="9.68279877871359" calcext:value-type="float">
            <text:p>9.68</text:p>
          </table:table-cell>
          <table:table-cell office:value-type="float" office:value="47.3559230684204" calcext:value-type="float">
            <text:p>47.3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19" office:value-type="string" calcext:value-type="string">
            <text:p>11-12</text:p>
          </table:table-cell>
          <table:table-cell table:style-name="ce23" office:value-type="float" office:value="110" calcext:value-type="float">
            <text:p>110</text:p>
          </table:table-cell>
          <table:table-cell table:number-columns-repeated="2"/>
          <table:table-cell table:style-name="ce19" office:value-type="string" calcext:value-type="string">
            <text:p>30-40</text:p>
          </table:table-cell>
          <table:table-cell table:style-name="ce23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pples</text:p>
          </table:table-cell>
          <table:table-cell office:value-type="float" office:value="15.8457681123544" calcext:value-type="float">
            <text:p>15.85</text:p>
          </table:table-cell>
          <table:table-cell office:value-type="float" office:value="21.9870042284801" calcext:value-type="float">
            <text:p>21.9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19" office:value-type="string" calcext:value-type="string">
            <text:p>13-14</text:p>
          </table:table-cell>
          <table:table-cell table:style-name="ce23" office:value-type="float" office:value="31" calcext:value-type="float">
            <text:p>31</text:p>
          </table:table-cell>
          <table:table-cell table:number-columns-repeated="2"/>
          <table:table-cell table:style-name="ce19" office:value-type="string" calcext:value-type="string">
            <text:p>40-50</text:p>
          </table:table-cell>
          <table:table-cell table:style-name="ce23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pples</text:p>
          </table:table-cell>
          <table:table-cell office:value-type="float" office:value="11.2951099854436" calcext:value-type="float">
            <text:p>11.3</text:p>
          </table:table-cell>
          <table:table-cell office:value-type="float" office:value="65.0771805646035" calcext:value-type="float">
            <text:p>65.08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ce19" office:value-type="string" calcext:value-type="string">
            <text:p>14-15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2"/>
          <table:table-cell table:style-name="ce19" office:value-type="string" calcext:value-type="string">
            <text:p>50-60</text:p>
          </table:table-cell>
          <table:table-cell table:style-name="ce23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Apples</text:p>
          </table:table-cell>
          <table:table-cell office:value-type="float" office:value="5.46393005386631" calcext:value-type="float">
            <text:p>5.46</text:p>
          </table:table-cell>
          <table:table-cell office:value-type="float" office:value="121.498113818269" calcext:value-type="float">
            <text:p>121.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9" office:value-type="string" calcext:value-type="string">
            <text:p>15-16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2"/>
          <table:table-cell table:style-name="ce19" office:value-type="string" calcext:value-type="string">
            <text:p>60-70</text:p>
          </table:table-cell>
          <table:table-cell table:style-name="ce23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pples</text:p>
          </table:table-cell>
          <table:table-cell office:value-type="float" office:value="6.3892333671828" calcext:value-type="float">
            <text:p>6.39</text:p>
          </table:table-cell>
          <table:table-cell office:value-type="float" office:value="57.2063643350145" calcext:value-type="float">
            <text:p>57.21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ce19" office:value-type="string" calcext:value-type="string">
            <text:p>16-17</text:p>
          </table:table-cell>
          <table:table-cell table:style-name="ce23" office:value-type="float" office:value="97" calcext:value-type="float">
            <text:p>97</text:p>
          </table:table-cell>
          <table:table-cell table:number-columns-repeated="2"/>
          <table:table-cell table:style-name="ce19" office:value-type="string" calcext:value-type="string">
            <text:p>70-80</text:p>
          </table:table-cell>
          <table:table-cell table:style-name="ce23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ranges</text:p>
          </table:table-cell>
          <table:table-cell office:value-type="float" office:value="14.95297728305" calcext:value-type="float">
            <text:p>14.95</text:p>
          </table:table-cell>
          <table:table-cell office:value-type="float" office:value="100.167643173725" calcext:value-type="float">
            <text:p>100.1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9" office:value-type="string" calcext:value-type="string">
            <text:p>17-18</text:p>
          </table:table-cell>
          <table:table-cell table:style-name="ce23" office:value-type="float" office:value="67" calcext:value-type="float">
            <text:p>67</text:p>
          </table:table-cell>
          <table:table-cell table:number-columns-repeated="2"/>
          <table:table-cell table:style-name="ce19" office:value-type="string" calcext:value-type="string">
            <text:p>80-90</text:p>
          </table:table-cell>
          <table:table-cell table:style-name="ce23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Oranges</text:p>
          </table:table-cell>
          <table:table-cell office:value-type="float" office:value="20.8147360359391" calcext:value-type="float">
            <text:p>20.81</text:p>
          </table:table-cell>
          <table:table-cell office:value-type="float" office:value="122.549292535569" calcext:value-type="float">
            <text:p>122.5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ce19" office:value-type="string" calcext:value-type="string">
            <text:p>18-19</text:p>
          </table:table-cell>
          <table:table-cell table:style-name="ce23" office:value-type="float" office:value="150" calcext:value-type="float">
            <text:p>150</text:p>
          </table:table-cell>
          <table:table-cell table:number-columns-repeated="2"/>
          <table:table-cell table:style-name="ce19" office:value-type="string" calcext:value-type="string">
            <text:p>90-100</text:p>
          </table:table-cell>
          <table:table-cell table:style-name="ce2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Oranges</text:p>
          </table:table-cell>
          <table:table-cell office:value-type="float" office:value="18.0340580212475" calcext:value-type="float">
            <text:p>18.03</text:p>
          </table:table-cell>
          <table:table-cell office:value-type="float" office:value="87.899538697265" calcext:value-type="float">
            <text:p>87.9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19" office:value-type="string" calcext:value-type="string">
            <text:p>&gt;20</text:p>
          </table:table-cell>
          <table:table-cell table:style-name="ce23" office:value-type="float" office:value="411" calcext:value-type="float">
            <text:p>411</text:p>
          </table:table-cell>
          <table:table-cell table:number-columns-repeated="2"/>
          <table:table-cell table:style-name="ce19" office:value-type="string" calcext:value-type="string">
            <text:p>&gt;100</text:p>
          </table:table-cell>
          <table:table-cell table:style-name="ce23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Oranges</text:p>
          </table:table-cell>
          <table:table-cell office:value-type="float" office:value="17.6523686243165" calcext:value-type="float">
            <text:p>17.65</text:p>
          </table:table-cell>
          <table:table-cell office:value-type="float" office:value="78.647537533767" calcext:value-type="float">
            <text:p>78.6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0" office:value-type="string" calcext:value-type="string">
            <text:p>Total Result</text:p>
          </table:table-cell>
          <table:table-cell table:style-name="ce24" office:value-type="float" office:value="1266" calcext:value-type="float">
            <text:p>1266</text:p>
          </table:table-cell>
          <table:table-cell table:number-columns-repeated="2"/>
          <table:table-cell table:style-name="ce20" office:value-type="string" calcext:value-type="string">
            <text:p>Total Result</text:p>
          </table:table-cell>
          <table:table-cell table:style-name="ce24" office:value-type="float" office:value="1266" calcext:value-type="float">
            <text:p>1266</text:p>
          </table:table-cell>
        </table:table-row>
        <table:table-row table:style-name="ro1">
          <table:table-cell office:value-type="string" calcext:value-type="string">
            <text:p>Oranges</text:p>
          </table:table-cell>
          <table:table-cell office:value-type="float" office:value="16.8622670797825" calcext:value-type="float">
            <text:p>16.86</text:p>
          </table:table-cell>
          <table:table-cell office:value-type="float" office:value="106.873457784476" calcext:value-type="float">
            <text:p>106.87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anges</text:p>
          </table:table-cell>
          <table:table-cell office:value-type="float" office:value="23.2888750605031" calcext:value-type="float">
            <text:p>23.29</text:p>
          </table:table-cell>
          <table:table-cell office:value-type="float" office:value="96.3829813938765" calcext:value-type="float">
            <text:p>96.38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anges</text:p>
          </table:table-cell>
          <table:table-cell office:value-type="float" office:value="11.390687377888" calcext:value-type="float">
            <text:p>11.39</text:p>
          </table:table-cell>
          <table:table-cell office:value-type="float" office:value="133.014440824106" calcext:value-type="float">
            <text:p>133.01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anges</text:p>
          </table:table-cell>
          <table:table-cell office:value-type="float" office:value="13.493029536545" calcext:value-type="float">
            <text:p>13.49</text:p>
          </table:table-cell>
          <table:table-cell office:value-type="float" office:value="107.31322148037" calcext:value-type="float">
            <text:p>107.31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anges</text:p>
          </table:table-cell>
          <table:table-cell office:value-type="float" office:value="20.1388469514837" calcext:value-type="float">
            <text:p>20.14</text:p>
          </table:table-cell>
          <table:table-cell office:value-type="float" office:value="146.83273378941" calcext:value-type="float">
            <text:p>146.83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anges</text:p>
          </table:table-cell>
          <table:table-cell office:value-type="float" office:value="24.3349387045415" calcext:value-type="float">
            <text:p>24.33</text:p>
          </table:table-cell>
          <table:table-cell office:value-type="float" office:value="103.649935717283" calcext:value-type="float">
            <text:p>103.65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anas</text:p>
          </table:table-cell>
          <table:table-cell office:value-type="float" office:value="25.073479889489" calcext:value-type="float">
            <text:p>25.07</text:p>
          </table:table-cell>
          <table:table-cell office:value-type="float" office:value="25.1956854340767" calcext:value-type="float">
            <text:p>25.2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anas</text:p>
          </table:table-cell>
          <table:table-cell office:value-type="float" office:value="28.02449133716" calcext:value-type="float">
            <text:p>28.02</text:p>
          </table:table-cell>
          <table:table-cell office:value-type="float" office:value="47.6915220379445" calcext:value-type="float">
            <text:p>47.69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anas</text:p>
          </table:table-cell>
          <table:table-cell office:value-type="float" office:value="18.3554781981801" calcext:value-type="float">
            <text:p>18.36</text:p>
          </table:table-cell>
          <table:table-cell office:value-type="float" office:value="68.365198115779" calcext:value-type="float">
            <text:p>68.37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anas</text:p>
          </table:table-cell>
          <table:table-cell office:value-type="float" office:value="23.929620982919" calcext:value-type="float">
            <text:p>23.93</text:p>
          </table:table-cell>
          <table:table-cell office:value-type="float" office:value="59.22421905823" calcext:value-type="float">
            <text:p>59.22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anas</text:p>
          </table:table-cell>
          <table:table-cell office:value-type="float" office:value="21.6511956337271" calcext:value-type="float">
            <text:p>21.65</text:p>
          </table:table-cell>
          <table:table-cell office:value-type="float" office:value="52.97665706788" calcext:value-type="float">
            <text:p>52.98</text:p>
          </table:table-cell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anas</text:p>
          </table:table-cell>
          <table:table-cell office:value-type="float" office:value="22.8832616527445" calcext:value-type="float">
            <text:p>22.88</text:p>
          </table:table-cell>
          <table:table-cell office:value-type="float" office:value="12.277768190778" calcext:value-type="float">
            <text:p>12.28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anas</text:p>
          </table:table-cell>
          <table:table-cell office:value-type="float" office:value="11.4942317866219" calcext:value-type="float">
            <text:p>11.49</text:p>
          </table:table-cell>
          <table:table-cell office:value-type="float" office:value="23.5434140528697" calcext:value-type="float">
            <text:p>23.54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anas</text:p>
          </table:table-cell>
          <table:table-cell office:value-type="float" office:value="16.5355202842122" calcext:value-type="float">
            <text:p>16.54</text:p>
          </table:table-cell>
          <table:table-cell office:value-type="float" office:value="74.809679079322" calcext:value-type="float">
            <text:p>74.81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anas</text:p>
          </table:table-cell>
          <table:table-cell office:value-type="float" office:value="15.2159015746418" calcext:value-type="float">
            <text:p>15.22</text:p>
          </table:table-cell>
          <table:table-cell office:value-type="float" office:value="128.746784911355" calcext:value-type="float">
            <text:p>128.75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anas</text:p>
          </table:table-cell>
          <table:table-cell office:value-type="float" office:value="18.4438428336364" calcext:value-type="float">
            <text:p>18.44</text:p>
          </table:table-cell>
          <table:table-cell office:value-type="float" office:value="11.2898841841723" calcext:value-type="float">
            <text:p>11.29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</table:table>
      <table:named-expressions/>
      <table:data-pilot-tables>
        <table:data-pilot-table table:name="DataPilot1" table:application-data="" table:target-range-address="Sheet1.G4:Sheet1.H15" table:buttons="Sheet1.G4" table:show-filter-button="false">
          <table:source-cell-range table:cell-range-address="Sheet1.A1:Sheet1.D31"/>
          <table:data-pilot-field table:source-field-name="Weight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start="10" table:end="20" table:step="1"/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Sales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heet1.K4:Sheet1.L15" table:buttons="Sheet1.K4" table:show-filter-button="false">
          <table:source-cell-range table:cell-range-address="Sheet1.A1:Sheet1.D31"/>
          <table:data-pilot-field table:source-field-name="Pric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start="20" table:end="100" table:step="10"/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Sales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???</text:p>
      </style:header>
      <style:header-left style:display="false"/>
      <style:footer>
        <text:p>Page 1</text:p>
      </style:footer>
      <style:footer-left style:display="false"/>
    </style:master-page>
    <style:master-page style:name="Report" style:page-layout-name="Mpm2">
      <style:header>
        <style:region-left>
          <text:p>??? (???)</text:p>
        </style:region-left>
        <style:region-right>
          <text:p>10.11.2009, 16:18:33</text:p>
        </style:region-right>
      </style:header>
      <style:header-left style:display="false"/>
      <style:footer>
        <text:p>Page 1 / 99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10T14:58:57.21</meta:creation-date>
    <dc:date>2009-11-11T12:42:57.03</dc:date>
    <meta:editing-duration>PT00H06M03S</meta:editing-duration>
    <meta:editing-cycles>7</meta:editing-cycles>
    <meta:generator>LibreOfficeDev/6.3.0.0.alpha0$Linux_X86_64 LibreOffice_project/8abc1c9a3cb69428bd02592444b884b6a816f971</meta:generator>
    <meta:document-statistic meta:table-count="1" meta:cell-count="170" meta:object-count="0"/>
  </office:meta>
</office:document-meta>
</file>